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1.097cm" fo:min-width="2.643cm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1.097cm" fo:min-width="3.272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0.559cm" fo:min-width="0.489cm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-color="#f58220"/>
      <style:paragraph-properties fo:text-align="center"/>
      <style:text-properties fo:font-weight="bold"/>
    </style:style>
    <style:style style:name="P6" style:family="paragraph">
      <loext:graphic-properties draw:fill-color="#c2e0ae"/>
      <style:paragraph-properties fo:text-align="center"/>
      <style:text-properties fo:font-weight="bold"/>
    </style:style>
    <style:style style:name="P7" style:family="paragraph">
      <loext:graphic-properties draw:fill-color="#fff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9.89cm" svg:x2="16.24cm" svg:y2="9.89cm">
          <text:p/>
        </draw:line>
        <draw:line draw:style-name="gr2" draw:text-style-name="P1" draw:layer="layout" svg:x1="10.017cm" svg:y1="2.524cm" svg:x2="9.89cm" svg:y2="17.637cm">
          <text:p/>
        </draw:line>
        <draw:frame draw:style-name="gr3" draw:text-style-name="P3" draw:layer="layout" svg:width="4.096cm" svg:height="0.962cm" draw:transform="rotate (1.5707963267949) translate (8.674cm 7.636cm)">
          <draw:text-box>
            <text:p text:style-name="P2">Ease of Use</text:p>
          </draw:text-box>
        </draw:frame>
        <draw:frame draw:style-name="gr4" draw:text-style-name="P3" draw:layer="layout" svg:width="4.376cm" svg:height="0.962cm" svg:x="10.779cm" svg:y="10.144cm">
          <draw:text-box>
            <text:p text:style-name="P2">Performance</text:p>
          </draw:text-box>
        </draw:frame>
        <draw:frame draw:style-name="gr3" draw:text-style-name="P3" draw:layer="layout" svg:width="1.916cm" svg:height="0.962cm" svg:x="9.244cm" svg:y="1.689cm">
          <draw:text-box>
            <text:p text:style-name="P2">High</text:p>
          </draw:text-box>
        </draw:frame>
        <draw:frame draw:style-name="gr3" draw:text-style-name="P3" draw:layer="layout" svg:width="1.776cm" svg:height="0.962cm" svg:x="8.863cm" svg:y="17.691cm">
          <draw:text-box>
            <text:p text:style-name="P2">Low</text:p>
          </draw:text-box>
        </draw:frame>
        <draw:frame draw:style-name="gr3" draw:text-style-name="P3" draw:layer="layout" svg:width="1.916cm" svg:height="0.962cm" svg:x="16.494cm" svg:y="9.436cm">
          <draw:text-box>
            <text:p text:style-name="P2">High</text:p>
          </draw:text-box>
        </draw:frame>
        <draw:frame draw:style-name="gr3" draw:text-style-name="P3" draw:layer="layout" svg:width="1.776cm" svg:height="0.962cm" svg:x="1.243cm" svg:y="9.382cm">
          <draw:text-box>
            <text:p text:style-name="P2">Low</text:p>
          </draw:text-box>
        </draw:frame>
        <draw:custom-shape draw:style-name="gr5" draw:text-style-name="P5" draw:layer="layout" svg:width="4.445cm" svg:height="1.905cm" svg:x="14.843cm" svg:y="2.651cm">
          <text:p text:style-name="P4">PyTorch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445cm" svg:height="1.905cm" svg:x="2.905cm" svg:y="3.159cm">
          <text:p text:style-name="P4">PyTorch 0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334cm" svg:height="1.905cm" svg:x="13.727cm" svg:y="13.827cm">
          <text:p text:style-name="P4">Tensorflow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334cm" svg:height="1.905cm" svg:x="14.462cm" svg:y="4.683cm">
          <text:p text:style-name="P4">Tensorflow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397cm" svg:height="1.143cm" svg:x="16.494cm" svg:y="4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2:46:36.669719194</meta:creation-date>
    <dc:date>2020-09-07T12:58:20.107093903</dc:date>
    <meta:editing-duration>PT1M33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